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41.025641025641" calcext:value-type="float">
            <text:p>641.025641025641</text:p>
          </table:table-cell>
        </table:table-row>
        <table:table-row table:style-name="ro1">
          <table:table-cell office:value-type="float" office:value="622.66500622665" calcext:value-type="float">
            <text:p>622.66500622665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>
          <table:table-cell office:value-type="float" office:value="626.174076393237" calcext:value-type="float">
            <text:p>626.174076393237</text:p>
          </table:table-cell>
        </table:table-row>
        <table:table-row table:style-name="ro1">
          <table:table-cell office:value-type="float" office:value="630.119722747322" calcext:value-type="float">
            <text:p>630.119722747322</text:p>
          </table:table-cell>
        </table:table-row>
        <table:table-row table:style-name="ro1">
          <table:table-cell office:value-type="float" office:value="625.390869293308" calcext:value-type="float">
            <text:p>625.390869293308</text:p>
          </table:table-cell>
        </table:table-row>
        <table:table-row table:style-name="ro1">
          <table:table-cell office:value-type="float" office:value="627.352572145546" calcext:value-type="float">
            <text:p>627.352572145546</text:p>
          </table:table-cell>
        </table:table-row>
        <table:table-row table:style-name="ro1">
          <table:table-cell office:value-type="float" office:value="626.959247648903" calcext:value-type="float">
            <text:p>626.959247648903</text:p>
          </table:table-cell>
        </table:table-row>
        <table:table-row table:style-name="ro1">
          <table:table-cell office:value-type="float" office:value="631.711939355654" calcext:value-type="float">
            <text:p>631.711939355654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30.690927891789" calcext:value-type="float">
            <text:p>630.690927891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1:26:56.915666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1:28:34.288683356</dc:date>
    <dc:creator>Davide Ancona</dc:creator>
    <meta:editing-duration>PT3M22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